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Umpush" svg:font-family="Umpush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Umpush" fo:font-size="14pt" style:font-size-asian="14pt" style:font-size-complex="14pt"/>
    </style:style>
    <style:style style:name="P2" style:family="paragraph" style:parent-style-name="Standard">
      <style:text-properties style:font-name="Umpush"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uso : Baja de comentarios</text:p>
      <text:p text:style-name="Standard"/>
      <text:p text:style-name="P2">Cada usuario tiene permiso a borrar comentarios que el realice o que le escriban en su muro , para eso el sistema tiene que chequear los permisos que posee dicho usuario y realizarle la peticion. </text:p>
      <text:p text:style-name="P2"/>
      <text:p text:style-name="P2">Nota: Realizado por Jonathan Antoli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Umpush" svg:font-family="Umpush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olini </meta:initial-creator>
    <meta:creation-date>2011-04-17T15:26:02</meta:creation-date>
    <meta:document-statistic meta:table-count="0" meta:image-count="0" meta:object-count="0" meta:page-count="1" meta:paragraph-count="3" meta:word-count="47" meta:character-count="266"/>
    <dc:date>2011-04-17T15:28:09</dc:date>
    <dc:creator>antolini </dc:creator>
    <meta:editing-duration>PT00H02M07S</meta:editing-duration>
    <meta:editing-cycles>1</meta:editing-cycles>
    <meta:generator>OpenOffice.org/3.2$Linux OpenOffice.org_project/320m12$Build-9483</meta:generator>
  </office:meta>
</office:document-meta>
</file>